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374in"/>
    </style:style>
    <style:style style:name="co3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table:number-columns-repeated="3"/>
          <table:table-cell table:style-name="ce1" office:value-type="float" office:value="569.509" calcext:value-type="float">
            <text:p>5.70E+002</text:p>
          </table:table-cell>
          <table:table-cell office:value-type="float" office:value="11.978" calcext:value-type="float">
            <text:p>11.978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3"/>
          <table:table-cell office:value-type="float" office:value="574.31" calcext:value-type="float">
            <text:p>574.31</text:p>
          </table:table-cell>
          <table:table-cell office:value-type="float" office:value="9.863" calcext:value-type="float">
            <text:p>9.86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table:number-columns-repeated="3"/>
          <table:table-cell office:value-type="float" office:value="574.526" calcext:value-type="float">
            <text:p>574.526</text:p>
          </table:table-cell>
          <table:table-cell office:value-type="float" office:value="12.5" calcext:value-type="float">
            <text:p>12.5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table:number-columns-repeated="3"/>
          <table:table-cell table:formula="of:=SUM([.D6:.D8])/3" office:value-type="float" office:value="572.781666666667" calcext:value-type="float">
            <text:p>572.7816666667</text:p>
          </table:table-cell>
          <table:table-cell table:formula="of:=SUM([.E6:.E8])/3" office:value-type="float" office:value="11.447" calcext:value-type="float">
            <text:p>11.447</text:p>
          </table:table-cell>
          <table:table-cell table:formula="of:=SUM([.F6:.F8])/3" office:value-type="float" office:value="0.00306666666666667" calcext:value-type="float">
            <text:p>0.0030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05:20.853168646</meta:creation-date>
    <dc:date>2018-02-28T16:11:55.982485754</dc:date>
    <meta:editing-duration>P0D</meta:editing-duration>
    <meta:editing-cycles>1</meta:editing-cycles>
    <meta:document-statistic meta:table-count="1" meta:cell-count="15" meta:object-count="0"/>
    <meta:generator>LibreOffice/4.2.8.2$Linux_X86_64 LibreOffice_project/420m0$Build-2</meta:generator>
  </office:meta>
</office:document-meta>
</file>